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8bd" officeooo:paragraph-rsid="00158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</text:p>
      <text:p text:style-name="Standard"/>
      <text:p text:style-name="Standard">SELECT</text:p>
      <text:p text:style-name="Standard"><text:s text:c="2"/>first_name,</text:p>
      <text:p text:style-name="Standard"><text:s text:c="2"/>last_name,</text:p>
      <text:p text:style-name="Standard"><text:s text:c="2"/>gender</text:p>
      <text:p text:style-name="Standard">FROM patients</text:p>
      <text:p text:style-name="Standard">WHERE gender = 'M'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09:13:10.095628458</meta:creation-date>
    <dc:date>2025-07-16T09:14:21.402964990</dc:date>
    <meta:editing-duration>PT1M12S</meta:editing-duration>
    <meta:editing-cycles>1</meta:editing-cycles>
    <meta:document-statistic meta:table-count="0" meta:image-count="0" meta:object-count="0" meta:page-count="1" meta:paragraph-count="7" meta:word-count="11" meta:character-count="74" meta:non-whitespace-character-count="64"/>
    <meta:generator>LibreOffice/24.2.7.2$Linux_X86_64 LibreOffice_project/420$Build-2</meta:generator>
  </office:meta>
</office:document-meta>
</file>